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cm" draw:marker-start-width="0.35cm" draw:marker-end="Arrow" draw:marker-end-width="0.45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style:text-position="super 58%"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5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6" style:family="text">
      <style:text-properties style:font-family-asian="Arial" style:font-style-name-asian="Normal" style:font-family-generic-asian="swiss" style:font-family-complex="Arial" style:font-style-name-complex="Normal" style:font-family-generic-complex="swiss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xml:id="id2" draw:id="id2" draw:layer="layout" svg:width="6.5cm" svg:height="3.5cm" svg:x="10cm" svg:y="2.5cm">
          <text:p text:style-name="P1"><text:span text:style-name="T1">PDF</text:span></text:p>
          <text:p text:style-name="P1"><text:span text:style-name="T1">parametrisation</text:span></text:p>
        </draw:rect>
        <draw:rect draw:style-name="gr1" draw:text-style-name="P2" draw:layer="layout" svg:width="6.5cm" svg:height="3.5cm" svg:x="10cm" svg:y="7.6cm">
          <text:p text:style-name="P1"><text:span text:style-name="T1">PDF evolution</text:span></text:p>
          <text:p text:style-name="P1"><text:span text:style-name="T1">(DGLAP)</text:span></text:p>
        </draw:rect>
        <draw:rect draw:style-name="gr1" draw:text-style-name="P2" draw:layer="layout" svg:width="6.5cm" svg:height="3.5cm" svg:x="10cm" svg:y="13cm">
          <text:p text:style-name="P1"><text:span text:style-name="T1">Theory</text:span></text:p>
          <text:p text:style-name="P1"><text:span text:style-name="T1">calculations</text:span></text:p>
        </draw:rect>
        <draw:rect draw:style-name="gr1" draw:text-style-name="P3" draw:layer="layout" svg:width="6cm" svg:height="3.5cm" svg:x="3cm" svg:y="13cm">
          <text:p text:style-name="P1"><text:span text:style-name="T2">DATA</text:span></text:p>
        </draw:rect>
        <draw:rect draw:style-name="gr1" draw:text-style-name="P3" xml:id="id1" draw:id="id1" draw:layer="layout" svg:width="9.5cm" svg:height="2.2cm" svg:x="5cm" svg:y="18.3cm">
          <text:p text:style-name="P3"><text:span text:style-name="T3">Χ</text:span><text:span text:style-name="T4">2</text:span><text:span text:style-name="T5"> minimized?</text:span></text:p>
        </draw:rect>
        <draw:rect draw:style-name="gr1" draw:text-style-name="P3" draw:layer="layout" svg:width="9.5cm" svg:height="2.2cm" svg:x="5cm" svg:y="23.6cm">
          <text:p text:style-name="P3"><text:span text:style-name="T6">OUTPUT PDFs</text:span></text:p>
        </draw:rect>
        <draw:line draw:style-name="gr2" draw:text-style-name="P1" draw:layer="layout" svg:x1="13.2cm" svg:y1="6cm" svg:x2="13.2cm" svg:y2="7.5cm">
          <text:p/>
        </draw:line>
        <draw:line draw:style-name="gr2" draw:text-style-name="P1" draw:layer="layout" svg:x1="13.1cm" svg:y1="11cm" svg:x2="13.1cm" svg:y2="13cm">
          <text:p/>
        </draw:line>
        <draw:line draw:style-name="gr2" draw:text-style-name="P1" draw:layer="layout" svg:x1="13cm" svg:y1="16.5cm" svg:x2="13cm" svg:y2="18.5cm">
          <text:p/>
        </draw:line>
        <draw:line draw:style-name="gr2" draw:text-style-name="P1" draw:layer="layout" svg:x1="6.5cm" svg:y1="16.5cm" svg:x2="6.5cm" svg:y2="18.5cm">
          <text:p/>
        </draw:line>
        <draw:line draw:style-name="gr3" draw:text-style-name="P1" draw:layer="layout" svg:x1="9.8cm" svg:y1="20.5cm" svg:x2="9.8cm" svg:y2="23.5cm">
          <text:p/>
        </draw:line>
        <draw:frame draw:style-name="gr4" draw:text-style-name="P4" draw:layer="layout" svg:width="2cm" svg:height="1.038cm" svg:x="7.5cm" svg:y="21.482cm">
          <draw:text-box>
            <text:p text:style-name="P4"><text:span text:style-name="T7">yes</text:span></text:p>
          </draw:text-box>
        </draw:frame>
        <draw:connector draw:style-name="gr5" draw:text-style-name="P1" draw:layer="layout" draw:line-skew="1.45cm" svg:x1="14.5cm" svg:y1="19.4cm" svg:x2="16.5cm" svg:y2="4.25cm" draw:start-shape="id1" draw:start-glue-point="1" draw:end-shape="id2" draw:end-glue-point="1" svg:d="m14500 19400h4000v-15150h-2000">
          <text:p/>
        </draw:connector>
        <draw:frame draw:style-name="gr4" draw:text-style-name="P5" draw:layer="layout" svg:width="1.5cm" svg:height="1.038cm" svg:x="15.2cm" svg:y="18.281cm">
          <draw:text-box>
            <text:p text:style-name="P5"><text:span text:style-name="T8">no</text:span></text:p>
          </draw:text-box>
        </draw:frame>
        <draw:rect draw:style-name="gr1" draw:text-style-name="P3" draw:layer="layout" svg:width="6cm" svg:height="3.5cm" svg:x="3cm" svg:y="2.5cm">
          <text:p text:style-name="P1"><text:span text:style-name="T2">Initialization</text:span></text:p>
        </draw:rect>
        <draw:line draw:style-name="gr5" draw:text-style-name="P1" draw:layer="layout" svg:x1="9cm" svg:y1="4.3cm" svg:x2="10cm" svg:y2="4.3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5999984741211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26T15:38:09</meta:creation-date>
    <meta:editing-duration>PT2M50S</meta:editing-duration>
    <meta:editing-cycles>2</meta:editing-cycles>
    <dc:date>2013-02-26T15:56:16</dc:date>
    <meta:document-statistic meta:object-count="39"/>
    <meta:generator>OpenOffice.org/3.3$Unix OpenOffice.org_project/330m20$Build-9567</meta:generator>
  </office:meta>
</office:document-meta>
</file>